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b129" officeooo:paragraph-rsid="0009b1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enar de 2 diferentes tipos : Naipes e Valores</text:p>
      <text:p text:style-name="P1">Faz uma funcao de um so ciclo para ordenaca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2:10:30.654076263</meta:creation-date>
    <dc:date>2016-03-29T12:20:45.394908002</dc:date>
    <meta:editing-duration>PT10M15S</meta:editing-duration>
    <meta:editing-cycles>1</meta:editing-cycles>
    <meta:document-statistic meta:table-count="0" meta:image-count="0" meta:object-count="0" meta:page-count="1" meta:paragraph-count="2" meta:word-count="18" meta:character-count="92" meta:non-whitespace-character-count="76"/>
    <meta:generator>LibreOffice/4.4.6.3$Linux_X86_64 LibreOffice_project/40m0$Build-3</meta:generator>
  </office:meta>
</office:document-meta>
</file>